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817f5" officeooo:paragraph-rsid="001817f5"/>
    </style:style>
    <style:style style:name="P3" style:family="paragraph" style:parent-style-name="Standard">
      <style:text-properties officeooo:rsid="001817f5" officeooo:paragraph-rsid="001a4411"/>
    </style:style>
    <style:style style:name="P4" style:family="paragraph" style:parent-style-name="Standard">
      <style:text-properties officeooo:rsid="001c89b8" officeooo:paragraph-rsid="001c89b8"/>
    </style:style>
    <style:style style:name="P5" style:family="paragraph" style:parent-style-name="Standard">
      <style:text-properties officeooo:rsid="001c89b8" officeooo:paragraph-rsid="001ebe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var soma = function(x, y) { </text:p>
      <text:p text:style-name="P5"><text:tab/>return x + y; </text:p>
      <text:p text:style-name="P5">} </text:p>
      <text:p text:style-name="P5"/>
      <text:p text:style-name="P5">var v1 = Number(prompt("Digite o primeiro valor")); </text:p>
      <text:p text:style-name="P5">var v2 = Number(prompt("Digite o segundo valor")); </text:p>
      <text:p text:style-name="P5">alert("Resultado: " + soma(v1, v2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18:48.502127201</dc:date>
    <meta:editing-duration>PT27M33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30" meta:character-count="184" meta:non-whitespace-character-count="154"/>
  </office:meta>
</office:document-meta>
</file>